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ffde59"/>
    </style:style>
    <style:style style:name="ce11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bf819e"/>
    </style:style>
    <style:style style:name="ce13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9" office:value-type="string" calcext:value-type="string">
            <text:p>Bloque1: 1,5,10,15,,20,25,30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0" office:value-type="string" calcext:value-type="string">
            <text:p>bloque2:2,12,22,31</text:p>
          </table:table-cell>
          <table:table-cell table:style-name="ce10"/>
          <table:table-cell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Bloque3:,29,3,13,23,28,</text:p>
          </table:table-cell>
          <table:table-cell table:style-name="ce11"/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Bloque4:18,27,4,8,16,26,24,</text:p>
          </table:table-cell>
          <table:table-cell table:style-name="ce12"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Bloque5:,21,6,19,11,7,9,14.17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09:53:36.417000000</meta:creation-date>
    <dc:date>2020-11-23T10:07:55.735000000</dc:date>
    <meta:editing-duration>PT14M17S</meta:editing-duration>
    <meta:editing-cycles>5</meta:editing-cycles>
    <meta:generator>LibreOffice/7.0.0.3$Windows_X86_64 LibreOffice_project/8061b3e9204bef6b321a21033174034a5e2ea88e</meta:generator>
    <meta:document-statistic meta:table-count="1" meta:cell-count="68" meta:object-count="0"/>
  </office:meta>
</office:document-meta>
</file>